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matrix-columns-spanned="5" table:number-matrix-rows-spanned="18" table:formula="of:=sdkfj"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  <table:table-row table:style-name="ro1"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00:51:12.575548522</meta:creation-date>
    <dc:date>2020-09-14T00:51:40.878548608</dc:date>
    <meta:editing-duration>PT29S</meta:editing-duration>
    <meta:editing-cycles>1</meta:editing-cycles>
    <meta:document-statistic meta:table-count="1" meta:cell-count="90" meta:object-count="0"/>
    <meta:generator>LibreOffice/6.4.5.2$Linux_X86_64 LibreOffice_project/40$Build-2</meta:generator>
  </office:meta>
</office:document-meta>
</file>